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ST2304 Type A" svg:font-family="'GOST2304 Type A'" style:font-adornments="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1cm" style:rel-column-width="3383*"/>
    </style:style>
    <style:style style:name="Таблица5.B" style:family="table-column">
      <style:table-column-properties style:column-width="5.512cm" style:rel-column-width="20688*"/>
    </style:style>
    <style:style style:name="Таблица5.C" style:family="table-column">
      <style:table-column-properties style:column-width="2.348cm" style:rel-column-width="8811*"/>
    </style:style>
    <style:style style:name="Таблица5.D" style:family="table-column">
      <style:table-column-properties style:column-width="4.734cm" style:rel-column-width="17769*"/>
    </style:style>
    <style:style style:name="Таблица5.E" style:family="table-column">
      <style:table-column-properties style:column-width="3.965cm" style:rel-column-width="1488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.461cm" table:align="margins" style:writing-mode="lr-tb"/>
    </style:style>
    <style:style style:name="Таблица25.A" style:family="table-column">
      <style:table-column-properties style:column-width="2.178cm" style:rel-column-width="8176*"/>
    </style:style>
    <style:style style:name="Таблица25.B" style:family="table-column">
      <style:table-column-properties style:column-width="13.229cm" style:rel-column-width="49652*"/>
    </style:style>
    <style:style style:name="Таблица25.C" style:family="table-column">
      <style:table-column-properties style:column-width="2.053cm" style:rel-column-width="7707*"/>
    </style:style>
    <style:style style:name="Таблица25.A1" style:family="table-cell">
      <style:table-cell-properties fo:padding="0.097cm" fo:border="none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684cm" style:rel-column-width="2568*"/>
    </style:style>
    <style:style style:name="Таблица10.B" style:family="table-column">
      <style:table-column-properties style:column-width="2.895cm" style:rel-column-width="10864*"/>
    </style:style>
    <style:style style:name="Таблица10.C" style:family="table-column">
      <style:table-column-properties style:column-width="2.926cm" style:rel-column-width="10983*"/>
    </style:style>
    <style:style style:name="Таблица10.D" style:family="table-column">
      <style:table-column-properties style:column-width="4.482cm" style:rel-column-width="16822*"/>
    </style:style>
    <style:style style:name="Таблица10.E" style:family="table-column">
      <style:table-column-properties style:column-width="3.207cm" style:rel-column-width="12035*"/>
    </style:style>
    <style:style style:name="Таблица10.F" style:family="table-column">
      <style:table-column-properties style:column-width="3.267cm" style:rel-column-width="12263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1.806cm" style:rel-column-width="6779*"/>
    </style:style>
    <style:style style:name="Таблица15.B" style:family="table-column">
      <style:table-column-properties style:column-width="6.364cm" style:rel-column-width="23886*"/>
    </style:style>
    <style:style style:name="Таблица15.C" style:family="table-column">
      <style:table-column-properties style:column-width="7.024cm" style:rel-column-width="26362*"/>
    </style:style>
    <style:style style:name="Таблица15.D" style:family="table-column">
      <style:table-column-properties style:column-width="2.267cm" style:rel-column-width="850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461cm" table:align="margins" style:writing-mode="lr-tb"/>
    </style:style>
    <style:style style:name="Таблица23.A" style:family="table-column">
      <style:table-column-properties style:column-width="2.178cm" style:rel-column-width="8176*"/>
    </style:style>
    <style:style style:name="Таблица23.B" style:family="table-column">
      <style:table-column-properties style:column-width="13.229cm" style:rel-column-width="49652*"/>
    </style:style>
    <style:style style:name="Таблица23.C" style:family="table-column">
      <style:table-column-properties style:column-width="2.053cm" style:rel-column-width="7707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7.461cm" table:align="margins" style:writing-mode="lr-tb"/>
    </style:style>
    <style:style style:name="Таблица24.A" style:family="table-column">
      <style:table-column-properties style:column-width="2.178cm" style:rel-column-width="8176*"/>
    </style:style>
    <style:style style:name="Таблица24.B" style:family="table-column">
      <style:table-column-properties style:column-width="13.229cm" style:rel-column-width="49652*"/>
    </style:style>
    <style:style style:name="Таблица24.C" style:family="table-column">
      <style:table-column-properties style:column-width="2.053cm" style:rel-column-width="7707*"/>
    </style:style>
    <style:style style:name="Таблица24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Заглавие_20__28_по_20_центру_29_">
      <style:paragraph-properties fo:break-before="page"/>
    </style:style>
    <style:style style:name="P31" style:family="paragraph" style:parent-style-name="Титульник">
      <style:text-properties officeooo:paragraph-rsid="0021c0d8"/>
    </style:style>
    <style:style style:name="P32" style:family="paragraph" style:parent-style-name="Титульник">
      <style:text-properties officeooo:rsid="0021c0d8" officeooo:paragraph-rsid="0021c0d8"/>
    </style:style>
    <style:style style:name="P33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4" style:family="paragraph" style:parent-style-name="Титульник">
      <style:text-properties officeooo:rsid="00209cfe" officeooo:paragraph-rsid="00209cfe"/>
    </style:style>
    <style:style style:name="P35" style:family="paragraph" style:parent-style-name="Титульник_20_Заглавие">
      <style:text-properties officeooo:rsid="00209cfe" officeooo:paragraph-rsid="00209cfe"/>
    </style:style>
    <style:style style:name="P36" style:family="paragraph" style:parent-style-name="Text_20_body">
      <style:text-properties style:language-asian="en" style:country-asian="US"/>
    </style:style>
    <style:style style:name="P37" style:family="paragraph" style:parent-style-name="Table_20_Contents">
      <style:text-properties officeooo:rsid="01f02096" officeooo:paragraph-rsid="01f02096"/>
    </style:style>
    <style:style style:name="P38" style:family="paragraph" style:parent-style-name="Table_20_Contents">
      <style:text-properties officeooo:rsid="01f0312f" officeooo:paragraph-rsid="01f0312f"/>
    </style:style>
    <style:style style:name="P39" style:family="paragraph" style:parent-style-name="Table_20_Contents">
      <style:text-properties officeooo:rsid="01f0312f" officeooo:paragraph-rsid="0208a4fc"/>
    </style:style>
    <style:style style:name="P40" style:family="paragraph" style:parent-style-name="Table_20_Contents">
      <style:text-properties officeooo:rsid="01f57d21" officeooo:paragraph-rsid="01f57d21"/>
    </style:style>
    <style:style style:name="P41" style:family="paragraph" style:parent-style-name="Table_20_Contents">
      <style:text-properties officeooo:rsid="01fda61f" officeooo:paragraph-rsid="01fda61f"/>
    </style:style>
    <style:style style:name="P42" style:family="paragraph" style:parent-style-name="Text_20_body">
      <style:text-properties officeooo:paragraph-rsid="01a68da3"/>
    </style:style>
    <style:style style:name="P4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5" style:family="paragraph" style:parent-style-name="Description">
      <style:text-properties officeooo:paragraph-rsid="02016193"/>
    </style:style>
    <style:style style:name="P46" style:family="paragraph" style:parent-style-name="Description">
      <style:text-properties officeooo:paragraph-rsid="0202386f"/>
    </style:style>
    <style:style style:name="P47" style:family="paragraph" style:parent-style-name="Table_20_Contents">
      <style:text-properties officeooo:rsid="01ff64de" officeooo:paragraph-rsid="01ff64de"/>
    </style:style>
    <style:style style:name="P48" style:family="paragraph" style:parent-style-name="Table_20_Contents">
      <style:text-properties officeooo:rsid="02009767" officeooo:paragraph-rsid="02009767"/>
    </style:style>
    <style:style style:name="P49" style:family="paragraph" style:parent-style-name="Table_20_Contents">
      <style:text-properties officeooo:rsid="02016193" officeooo:paragraph-rsid="02016193"/>
    </style:style>
    <style:style style:name="P50" style:family="paragraph" style:parent-style-name="Table_20_Contents">
      <style:text-properties officeooo:rsid="0208a4fc" officeooo:paragraph-rsid="0208a4fc"/>
    </style:style>
    <style:style style:name="P51" style:family="paragraph" style:parent-style-name="Table_20_Contents">
      <style:text-properties officeooo:paragraph-rsid="02093f62"/>
    </style:style>
    <style:style style:name="P52" style:family="paragraph" style:parent-style-name="Table_20_Contents">
      <style:text-properties officeooo:rsid="02093f62" officeooo:paragraph-rsid="02093f62"/>
    </style:style>
    <style:style style:name="P53" style:family="paragraph" style:parent-style-name="Table_20_Contents">
      <style:text-properties officeooo:rsid="020ae010" officeooo:paragraph-rsid="020ae010"/>
    </style:style>
    <style:style style:name="P54" style:family="paragraph" style:parent-style-name="Text_20_body">
      <style:text-properties officeooo:rsid="01adb5f4" officeooo:paragraph-rsid="01adb5f4"/>
    </style:style>
    <style:style style:name="P55" style:family="paragraph" style:parent-style-name="Text_20_body">
      <style:text-properties officeooo:paragraph-rsid="020ae010"/>
    </style:style>
    <style:style style:name="P56" style:family="paragraph" style:parent-style-name="Description">
      <style:text-properties officeooo:paragraph-rsid="021999b3"/>
    </style:style>
    <style:style style:name="P57" style:family="paragraph" style:parent-style-name="Text_20_body">
      <style:text-properties officeooo:paragraph-rsid="021999b3"/>
    </style:style>
    <style:style style:name="P58" style:family="paragraph" style:parent-style-name="Table_20_Contents">
      <style:text-properties officeooo:paragraph-rsid="02154cb3"/>
    </style:style>
    <style:style style:name="P59" style:family="paragraph" style:parent-style-name="Table_20_Contents">
      <style:text-properties officeooo:rsid="02154cb3" officeooo:paragraph-rsid="02154cb3"/>
    </style:style>
    <style:style style:name="P60" style:family="paragraph" style:parent-style-name="Table_20_Contents">
      <style:text-properties officeooo:rsid="021999b3" officeooo:paragraph-rsid="021999b3"/>
    </style:style>
    <style:style style:name="P61" style:family="paragraph" style:parent-style-name="Description">
      <style:text-properties officeooo:paragraph-rsid="02205c7d"/>
    </style:style>
    <style:style style:name="P62" style:family="paragraph" style:parent-style-name="Table_20_Contents">
      <style:text-properties officeooo:rsid="02205c7d" officeooo:paragraph-rsid="02205c7d"/>
    </style:style>
    <style:style style:name="P63" style:family="paragraph" style:parent-style-name="Table_20_Contents">
      <style:text-properties officeooo:rsid="0220e8cf" officeooo:paragraph-rsid="0220e8cf"/>
    </style:style>
    <style:style style:name="P64" style:family="paragraph" style:parent-style-name="Заглавие_20__28_по_20_центру_29_" style:master-page-name="ESKDFirst">
      <style:paragraph-properties style:page-number="auto" fo:break-before="page"/>
    </style:style>
    <style:style style:name="P65" style:family="paragraph" style:parent-style-name="Заглавие_20__28_по_20_центру_29_" style:master-page-name="Приложения">
      <loext:graphic-properties draw:fill-gradient-name="gradient" draw:fill-hatch-name="hatch"/>
      <style:paragraph-properties style:page-number="auto" fo:break-before="page"/>
    </style:style>
    <style:style style:name="P66" style:family="paragraph" style:parent-style-name="Text_20_body">
      <style:text-properties officeooo:paragraph-rsid="022ec89d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T37" style:family="text">
      <style:text-properties officeooo:rsid="02154cb3"/>
    </style:style>
    <style:style style:name="T38" style:family="text">
      <style:text-properties officeooo:rsid="021736eb"/>
    </style:style>
    <style:style style:name="T39" style:family="text">
      <style:text-properties officeooo:rsid="021999b3"/>
    </style:style>
    <style:style style:name="T40" style:family="text">
      <style:text-properties officeooo:rsid="021b756d"/>
    </style:style>
    <style:style style:name="T41" style:family="text">
      <style:text-properties officeooo:rsid="021ba46a"/>
    </style:style>
    <style:style style:name="T42" style:family="text">
      <style:text-properties officeooo:rsid="02205c7d"/>
    </style:style>
    <style:style style:name="T43" style:family="text">
      <style:text-properties officeooo:rsid="0220e8c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5">ПОЯСНИТЕЛЬНАЯ ЗАПИСКА</text:p>
      <text:p text:style-name="P34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2">Автор работы ____________________________ / <text:variable-input text:name="Автор" text:description="Автор" office:value-type="string">Люцко Г.А.</text:variable-input><text:s/>/</text:p>
      <text:p text:style-name="P32"/>
      <text:p text:style-name="P32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.23.09.02.07.19.1.11.0001 ПЗ</text:variable-input></text:span></text:p>
      <text:p text:style-name="P32">Группа 19ис-1</text:p>
      <text:p text:style-name="P32">ПРОЕКТ ЗАЩИЩЕН ___________ __________</text:p>
      <text:p text:style-name="P31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3"/>
      <text:p text:style-name="P33"><text:soft-page-break/></text:p>
      <text:p text:style-name="P64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Заглавие_20__28_по_20_центру_29_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3"><text:a xlink:type="simple" xlink:href="#__RefHeading___Toc3965_2948082591" text:style-name="Index_20_Link" text:visited-style-name="Index_20_Link">СОДЕРЖАНИЕ<text:tab/>3</text:a></text:p>
          <text:p text:style-name="P43"><text:a xlink:type="simple" xlink:href="#__RefHeading___Toc3859_2948082591" text:style-name="Index_20_Link" text:visited-style-name="Index_20_Link">ВВЕДЕНИЕ<text:tab/>4</text:a></text:p>
          <text:p text:style-name="P43"><text:a xlink:type="simple" xlink:href="#__RefHeading___Toc12820_1831697246" text:style-name="Index_20_Link" text:visited-style-name="Index_20_Link">1 СПЕЦИАЛЬНАЯ ЧАСТЬ<text:tab/>5</text:a></text:p>
          <text:p text:style-name="P43"><text:a xlink:type="simple" xlink:href="#__RefHeading___Toc12808_1831697246" text:style-name="Index_20_Link" text:visited-style-name="Index_20_Link">2 ЭКСПЛУАТАЦИОННЫЕ РУКОВОДСТВА<text:tab/>6</text:a></text:p>
          <text:p text:style-name="P43"><text:a xlink:type="simple" xlink:href="#__RefHeading___Toc12818_1831697246" text:style-name="Index_20_Link" text:visited-style-name="Index_20_Link">3 ЭКОНОМИЧЕСКАЯ ЧАСТЬ<text:tab/>7</text:a></text:p>
          <text:p text:style-name="P44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4"><text:a xlink:type="simple" xlink:href="#__RefHeading___Toc5476_1630628828" text:style-name="Index_20_Link" text:visited-style-name="Index_20_Link">3.2 Себестоимость программного обеспечения<text:tab/>10</text:a></text:p>
          <text:p text:style-name="P44"><text:a xlink:type="simple" xlink:href="#__RefHeading___Toc3849_331314293" text:style-name="Index_20_Link" text:visited-style-name="Index_20_Link">3.3 Экономический эффект<text:tab/>12</text:a></text:p>
          <text:p text:style-name="P44"><text:a xlink:type="simple" xlink:href="#__RefHeading___Toc3847_331314293" text:style-name="Index_20_Link" text:visited-style-name="Index_20_Link">3.4. Экономическая эффективность<text:tab/>13</text:a></text:p>
          <text:p text:style-name="P43"><text:a xlink:type="simple" xlink:href="#__RefHeading___Toc12816_1831697246" text:style-name="Index_20_Link" text:visited-style-name="Index_20_Link">4 ОХРАНА ТРУДА, ИНФОРМАЦИОННАЯ БЕЗОПАСНОСТЬ И РЕГЛАМЕНТЫ ОБСЛУЖИВАНИЯ ПК<text:tab/>15</text:a></text:p>
          <text:p text:style-name="P44"><text:a xlink:type="simple" xlink:href="#__RefHeading___Toc3845_331314293" text:style-name="Index_20_Link" text:visited-style-name="Index_20_Link">4.1 Требования охраны труда при работе за персональным компьютером<text:tab/>15</text:a></text:p>
          <text:p text:style-name="P44"><text:a xlink:type="simple" xlink:href="#__RefHeading___Toc3843_331314293" text:style-name="Index_20_Link" text:visited-style-name="Index_20_Link">4.2 Обеспечение информационной безопасности<text:tab/>16</text:a></text:p>
          <text:p text:style-name="P44"><text:a xlink:type="simple" xlink:href="#__RefHeading___Toc3841_331314293" text:style-name="Index_20_Link" text:visited-style-name="Index_20_Link">4.3 Регламенты обслуживания ПЭВМ<text:tab/>19</text:a></text:p>
          <text:p text:style-name="P43"><text:a xlink:type="simple" xlink:href="#__RefHeading___Toc12814_1831697246" text:style-name="Index_20_Link" text:visited-style-name="Index_20_Link">ЗАКЛЮЧЕНИЕ<text:tab/>21</text:a></text:p>
          <text:p text:style-name="P43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3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30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13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14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16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18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11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2" draw:name="Объект31" text:anchor-type="as-char" svg:y="-0.439cm" svg:width="1.106cm" svg:height="0.619cm" draw:z-index="12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0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1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22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2" draw:name="Объект34" text:anchor-type="as-char" svg:y="-0.45cm" svg:width="4.791cm" svg:height="0.589cm" draw:z-index="23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2" draw:name="Объект3" text:anchor-type="as-char" svg:y="-0.439cm" svg:width="0.512cm" svg:height="0.619cm" draw:z-index="24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E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62">33600</text:p>
          </table:table-cell>
          <table:table-cell table:style-name="Таблица4.E2" office:value-type="string">
            <text:p text:style-name="P62">3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oft-page-break/><text:span text:style-name="T15">Норма амортизации равна 0,1. Итоговая месячная амортизация равна:</text:span><draw:frame draw:style-name="fr2" draw:name="Объект4" text:anchor-type="as-char" svg:y="-0.45cm" svg:width="5.027cm" svg:height="0.589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2" draw:name="Объект38" text:anchor-type="as-char" svg:y="-0.45cm" svg:width="4.05cm" svg:height="0.63cm" draw:z-index="32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2" draw:name="Объект39" text:anchor-type="as-char" svg:y="-0.439cm" svg:width="0.512cm" svg:height="0.619cm" draw:z-index="33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40" text:anchor-type="as-char" svg:y="-0.439cm" svg:width="0.903cm" svg:height="0.619cm" draw:z-index="34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2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E2" office:value-type="string">
            <text:p text:style-name="P37">0,25</text:p>
          </table:table-cell>
        </table:table-row>
        <table:table-row>
          <table:table-cell table:style-name="Таблица5.A2" office:value-type="string">
            <text:p text:style-name="P11">2</text:p>
          </table:table-cell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E2" office:value-type="string">
            <text:p text:style-name="P37">0,5</text:p>
          </table:table-cell>
        </table:table-row>
        <table:table-row>
          <table:table-cell table:style-name="Таблица5.A2" office:value-type="string">
            <text:p text:style-name="P37">3</text:p>
          </table:table-cell>
          <table:table-cell table:style-name="Таблица5.A2" office:value-type="string">
            <text:p text:style-name="P37">Лампа</text:p>
          </table:table-cell>
          <table:table-cell table:style-name="Таблица5.A2" office:value-type="string">
            <text:p text:style-name="P37">12</text:p>
          </table:table-cell>
          <table:table-cell table:style-name="Таблица5.A2" office:value-type="string">
            <text:p text:style-name="P38">0,018</text:p>
          </table:table-cell>
          <table:table-cell table:style-name="Таблица5.E2" office:value-type="string">
            <text:p text:style-name="P37">0.216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37">0,75</text:p>
          </table:table-cell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>
          <table:table-cell table:style-name="Таблица25.A1" table:number-columns-spanned="2" office:value-type="string">
            <text:p text:style-name="Numbering"><draw:frame draw:style-name="fr2" draw:name="Объект41" text:anchor-type="as-char" svg:y="-0.439cm" svg:width="2.676cm" svg:height="0.619cm" draw:z-index="35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    </table:table-cell>
          <table:covered-table-cell/>
          <table:table-cell table:style-name="Таблица25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5.A1" office:value-type="string">
            <text:p text:style-name="where">где</text:p>
          </table:table-cell>
          <table:table-cell table:style-name="Таблица25.A1" table:number-columns-spanned="2" office:value-type="string">
            <text:p text:style-name="Description"><draw:frame draw:style-name="fr2" draw:name="Объект42" text:anchor-type="as-char" svg:y="-0.439cm" svg:width="0.34cm" svg:height="0.547cm" draw:z-index="36"><draw:object xlink:href="./Object 42" xlink:type="simple" xlink:show="embed" xlink:actuate="onLoad"/><draw:image xlink:href="./ObjectReplacements/Object 42" xlink:type="simple" xlink:show="embed" xlink:actuate="onLoad"/><svg:desc>формула</svg:desc></draw:frame><text:s/>— масса;</text:p>
            <text:p text:style-name="Description"><draw:frame draw:style-name="fr2" draw:name="Объект66" text:anchor-type="as-char" svg:y="-0.439cm" svg:width="0.328cm" svg:height="0.547cm" draw:z-index="37"><draw:object xlink:href="./Object 66" xlink:type="simple" xlink:show="embed" xlink:actuate="onLoad"/><draw:image xlink:href="./ObjectReplacements/Object 66" xlink:type="simple" xlink:show="embed" xlink:actuate="onLoad"/><svg:desc>формула</svg:desc></draw:frame><text:s/>— <text:span text:style-name="T42">время работы оборудования</text:span>;</text:p>
            <text:p text:style-name="P61"><draw:frame draw:style-name="fr2" draw:name="Объект67" text:anchor-type="as-char" svg:y="-0.439cm" svg:width="0.321cm" svg:height="0.547cm" draw:z-index="38"><draw:object xlink:href="./Object 67" xlink:type="simple" xlink:show="embed" xlink:actuate="onLoad"/><draw:image xlink:href="./ObjectReplacements/Object 67" xlink:type="simple" xlink:show="embed" xlink:actuate="onLoad"/></draw:frame><text:s/>— <text:span text:style-name="T42">цена за 1 кВт*час</text:span></text:p>
          </table:table-cell>
          <table:covered-table-cell/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</text:span><text:span text:style-name="T42">по формуле (</text:span><text:span text:style-name="T42"><text:sequence-ref text:reference-format="value" text:ref-name="refФормула5">6</text:sequence-ref></text:span><text:span text:style-name="T42">) </text:span><text:span text:style-name="T17">посчитаем </text:span><text:span text:style-name="T42">расходы на электроэнергию: <text:s/></text:span><text:span text:style-name="T42"><draw:frame draw:style-name="fr2" draw:name="Объект68" text:anchor-type="as-char" svg:y="-0.439cm" svg:width="5.466cm" svg:height="0.619cm" draw:z-index="31"><draw:object xlink:href="./Object 68" xlink:type="simple" xlink:show="embed" xlink:actuate="onLoad"/><draw:image xlink:href="./ObjectReplacements/Object 68" xlink:type="simple" xlink:show="embed" xlink:actuate="onLoad"/></draw:frame></text:span><text:span text:style-name="T42"><text:s/>рублей.</text:span>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6">7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table:number-columns-spanned="2" office:value-type="string">
            <text:p text:style-name="Numbering"><draw:frame draw:style-name="fr2" draw:name="Объект6" text:anchor-type="as-char" svg:y="-0.45cm" svg:width="4.678cm" svg:height="0.63cm" draw:z-index="39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6" text:name="Формула" text:formula="ooow:Формула+1" style:num-format="1">7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2" draw:name="Объект43" text:anchor-type="as-char" svg:y="-0.439cm" svg:width="1.106cm" svg:height="0.619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44" text:anchor-type="as-char" svg:y="-0.377cm" svg:width="0.799cm" svg:height="0.53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2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2" draw:name="Объект7" text:anchor-type="as-char" svg:y="-0.45cm" svg:width="4.172cm" svg:height="0.589cm" draw:z-index="42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oft-page-break/><text:span text:style-name="T18">Теперь, сложив все критерии затрат, получаем итоговый результат: </text:span><text:span text:style-name="T18"><draw:frame draw:style-name="fr2" draw:name="Объект45" text:anchor-type="as-char" svg:y="-0.439cm" svg:width="11.359cm" svg:height="0.547cm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<text:s/></text:span><text:span text:style-name="T42">рублей</text:span><text:span text:style-name="T18">.</text:span></text:p>
      <text:h text:style-name="Heading_20_1" text:outline-level="1"><text:bookmark-start text:name="__RefHeading___Toc5476_1630628828"/><text:span text:style-name="T23">3.2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1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1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40">1</text:p>
          </table:table-cell>
          <table:table-cell table:style-name="Таблица6.F2" office:value-type="string">
            <text:p text:style-name="P41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1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E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1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1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1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18,36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1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253,3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E2" office:value-type="string">
            <text:p text:style-name="P47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Table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8">№</text:p>
          </table:table-cell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E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8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8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8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51,41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8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9,23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E2" office:value-type="string">
            <text:p text:style-name="P48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0">№</text:p>
          </table:table-cell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E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E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2</text:p>
          </table:table-cell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E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E2" office:value-type="string">
            <text:p text:style-name="P63">48000</text:p>
          </table:table-cell>
        </table:table-row>
      </table:table>
      <text:p text:style-name="P54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2" draw:name="Объект46" text:anchor-type="as-char" svg:y="-0.439cm" svg:width="0.861cm" svg:height="0.619cm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2" draw:name="Объект47" text:anchor-type="as-char" svg:y="-0.439cm" svg:width="0.706cm" svg:height="0.619cm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7">8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2" draw:name="Объект48" text:anchor-type="as-char" svg:y="-0.683cm" svg:width="3.226cm" svg:height="1.263cm" draw:z-index="46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7" text:name="Формула" text:formula="ooow:Формула+1" style:num-format="1">8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6"><draw:frame draw:style-name="fr2" draw:name="Объект50" text:anchor-type="as-char" svg:y="-0.439cm" svg:width="0.861cm" svg:height="0.61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2" draw:name="Объект49" text:anchor-type="as-char" svg:y="-0.439cm" svg:width="0.993cm" svg:height="0.61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5"><draw:frame draw:style-name="fr2" draw:name="Объект51" text:anchor-type="as-char" svg:y="-0.439cm" svg:width="0.37cm" svg:height="0.547cm" draw:z-index="49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2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2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F1" office:value-type="string">
            <text:p text:style-name="P15"><draw:frame draw:style-name="fr2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2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63"><draw:frame draw:style-name="fr2" draw:name="Объект52" text:anchor-type="as-char" svg:y="-0.377cm" svg:width="2.33cm" svg:height="0.467cm" draw:z-index="5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P15">2</text:p>
          </table:table-cell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2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2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5"><draw:frame draw:style-name="fr2" draw:name="Объект53" text:anchor-type="as-char" svg:y="-0.377cm" svg:width="3.187cm" svg:height="0.467cm" draw:z-index="5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63">249,62</text:p>
          </table:table-cell>
        </table:table-row>
      </table:table>
      <text:p text:style-name="Table"><text:soft-page-break/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E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9">3</text:p>
          </table:table-cell>
          <table:table-cell table:style-name="Таблица11.A2" office:value-type="string">
            <text:p text:style-name="P49">Лампа настольная</text:p>
          </table:table-cell>
          <table:table-cell table:style-name="Таблица11.A2" office:value-type="string">
            <text:p text:style-name="P50">1</text:p>
          </table:table-cell>
          <table:table-cell table:style-name="Таблица11.A2" office:value-type="string">
            <text:p text:style-name="P39">0,018</text:p>
          </table:table-cell>
          <table:table-cell table:style-name="Таблица11.E2" office:value-type="string">
            <text:p text:style-name="P50">0,018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E2" office:value-type="string">
            <text:p text:style-name="Table_20_Contents">0,7<text:span text:style-name="T30">68</text:span>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2" draw:name="Объект15" text:anchor-type="as-char" svg:y="-0.377cm" svg:width="3.371cm" svg:height="0.467cm" draw:z-index="52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2" draw:name="Объект16" text:anchor-type="as-char" svg:y="-0.377cm" svg:width="4.009cm" svg:height="0.467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9">3</text:p>
          </table:table-cell>
          <table:table-cell table:style-name="Таблица12.A2" office:value-type="string">
            <text:p text:style-name="P49">Лампа настольная</text:p>
          </table:table-cell>
          <table:table-cell table:style-name="Таблица12.C2" office:value-type="string">
            <text:p text:style-name="P51"><draw:frame draw:style-name="fr2" draw:name="Объект54" text:anchor-type="as-char" svg:y="-0.377cm" svg:width="4.013cm" svg:height="0.467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P52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5"><text:span text:style-name="T32">Сложив все рассчитанные затраты получаем себестоимость <text:s/>программного обеспечения: </text:span><text:span text:style-name="T32"><draw:frame draw:style-name="fr2" draw:name="Объект55" text:anchor-type="as-char" svg:y="-0.439cm" svg:width="12.383cm" svg:height="0.54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<text:soft-page-break/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P53">0</text:p>
          </table:table-cell>
          <table:table-cell table:style-name="Таблица14.C2" office:value-type="string">
            <text:p text:style-name="P53">4</text:p>
          </table:table-cell>
          <table:table-cell table:style-name="Таблица14.F2" office:value-type="string">
            <text:p text:style-name="P53">100%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P53">0</text:p>
          </table:table-cell>
          <table:table-cell table:style-name="Таблица14.C2" office:value-type="string">
            <text:p text:style-name="P53">1</text:p>
          </table:table-cell>
          <table:table-cell table:style-name="Таблица14.F2" office:value-type="string">
            <text:p text:style-name="P53">100%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Составление тестов.</text:p>
          </table:table-cell>
          <table:table-cell table:style-name="Таблица14.C2" office:value-type="string">
            <text:p text:style-name="Table_20_Contents">20</text:p>
          </table:table-cell>
          <table:table-cell table:style-name="Таблица14.C2" office:value-type="string">
            <text:p text:style-name="P53">10</text:p>
          </table:table-cell>
          <table:table-cell table:style-name="Таблица14.C2" office:value-type="string">
            <text:p text:style-name="P53">10</text:p>
          </table:table-cell>
          <table:table-cell table:style-name="Таблица14.F2" office:value-type="string">
            <text:p text:style-name="P53">50%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P53">25</text:p>
          </table:table-cell>
          <table:table-cell table:style-name="Таблица14.C2" office:value-type="string">
            <text:p text:style-name="P53">10</text:p>
          </table:table-cell>
          <table:table-cell table:style-name="Таблица14.C2" office:value-type="string">
            <text:p text:style-name="P53">15</text:p>
          </table:table-cell>
          <table:table-cell table:style-name="Таблица14.F2" office:value-type="string">
            <text:p text:style-name="P53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3" draw:name="Объект19" text:anchor-type="paragraph" svg:width="13.167cm" style:rel-width="100%" svg:height="6.757cm" style:rel-height="scale" draw:z-index="10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, <text:span text:style-name="T38">руб</text:span><text:span text:style-name="T2"/></text:p>
          </table:table-cell>
          <table:table-cell table:style-name="Таблица15.A1" office:value-type="string">
            <text:p text:style-name="Table_20_Contents">Затраты после внедрения ПО, <text:span text:style-name="T38">руб</text:span>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P58">4500,<text:span text:style-name="T37">00</text:span></text:p>
          </table:table-cell>
          <table:table-cell table:style-name="Таблица15.A2" office:value-type="string">
            <text:p text:style-name="Table_20_Contents"><draw:frame draw:style-name="fr2" draw:name="Объект17" text:anchor-type="as-char" svg:y="-0.377cm" svg:width="3.565cm" svg:height="0.467cm" draw:z-index="5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5.D2" office:value-type="string">
            <text:p text:style-name="P60">27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P59">540,00</text:p>
          </table:table-cell>
          <table:table-cell table:style-name="Таблица15.A2" office:value-type="string">
            <text:p text:style-name="Table_20_Contents"><draw:frame draw:style-name="fr2" draw:name="Объект56" text:anchor-type="as-char" svg:y="-0.377cm" svg:width="3.394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5.D2" office:value-type="string">
            <text:p text:style-name="P60">324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P59">1512,00</text:p>
          </table:table-cell>
          <table:table-cell table:style-name="Таблица15.A2" office:value-type="string">
            <text:p text:style-name="Table_20_Contents"><draw:frame draw:style-name="fr2" draw:name="Объект57" text:anchor-type="as-char" svg:y="-0.386cm" svg:width="4.433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5.D2" office:value-type="string">
            <text:p text:style-name="P60">907,2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P59">675,00</text:p>
          </table:table-cell>
          <table:table-cell table:style-name="Таблица15.A2" office:value-type="string">
            <text:p text:style-name="Table_20_Contents"><draw:frame draw:style-name="fr2" draw:name="Объект58" text:anchor-type="as-char" svg:y="-0.386cm" svg:width="4.096cm" svg:height="0.508cm" draw:z-index="59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Таблица15.D2" office:value-type="string">
            <text:p text:style-name="P60">405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>7227,<text:span text:style-name="T37">00</text:span></text:p>
          </table:table-cell>
          <table:table-cell table:style-name="Таблица15.A2" office:value-type="string">
            <text:p text:style-name="P60">2890,80</text:p>
          </table:table-cell>
          <table:table-cell table:style-name="Таблица15.D2" office:value-type="string">
            <text:p text:style-name="P60">4336,20</text:p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<text:soft-page-break/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P57">Эффективность рассчитывается из разницы затрат базового ( до внедрения П.О.) и нового вариантов по формуле <text:span text:style-name="T39">(</text:span><text:span text:style-name="T39"><text:sequence-ref text:reference-format="value" text:ref-name="refФормула8">9</text:sequence-ref></text:span><text:span text:style-name="T39">)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table:number-columns-spanned="2" office:value-type="string">
            <text:p text:style-name="Numbering"><draw:frame draw:style-name="fr2" draw:name="Объект59" text:anchor-type="as-char" svg:y="-0.686cm" svg:width="4.704cm" svg:height="1.272cm" draw:z-index="60"><draw:object xlink:href="./Object 59" xlink:type="simple" xlink:show="embed" xlink:actuate="onLoad"/><draw:image xlink:href="./ObjectReplacements/Object 59" xlink:type="simple" xlink:show="embed" xlink:actuate="onLoad"/><svg:desc>формула</svg:desc></draw:frame>,</text:p>
          </table:table-cell>
          <table:covered-table-cell/>
          <table:table-cell table:style-name="Таблица23.A1" office:value-type="string">
            <text:p text:style-name="Numbering">(<text:sequence text:ref-name="refФормула8" text:name="Формула" text:formula="ooow:Формула+1" style:num-format="1">9</text:sequence>)</text:p>
          </table:table-cell>
        </table:table-row>
        <table:table-row>
          <table:table-cell table:style-name="Таблица23.A1" office:value-type="string">
            <text:p text:style-name="where">где</text:p>
          </table:table-cell>
          <table:table-cell table:style-name="Таблица23.A1" table:number-columns-spanned="2" office:value-type="string">
            <text:p text:style-name="Description"><draw:frame draw:style-name="fr2" draw:name="Объект60" text:anchor-type="as-char" svg:y="-0.439cm" svg:width="0.778cm" svg:height="0.619cm" draw:z-index="61"><draw:object xlink:href="./Object 60" xlink:type="simple" xlink:show="embed" xlink:actuate="onLoad"/><draw:image xlink:href="./ObjectReplacements/Object 60" xlink:type="simple" xlink:show="embed" xlink:actuate="onLoad"/><svg:desc>формула</svg:desc></draw:frame><text:s/>— <text:span text:style-name="T39">затраты предприятия до внедрения ПО</text:span>;</text:p>
            <text:p text:style-name="P56"><draw:frame draw:style-name="fr2" draw:name="Объект62" text:anchor-type="as-char" svg:y="-0.439cm" svg:width="0.794cm" svg:height="0.619cm" draw:z-index="62"><draw:object xlink:href="./Object 62" xlink:type="simple" xlink:show="embed" xlink:actuate="onLoad"/><draw:image xlink:href="./ObjectReplacements/Object 62" xlink:type="simple" xlink:show="embed" xlink:actuate="onLoad"/></draw:frame><text:s/>— <text:span text:style-name="T39">затраты предприятия после внедрения ПО;</text:span></text:p>
            <text:p text:style-name="P56"><draw:frame draw:style-name="fr2" draw:name="Объект63" text:anchor-type="as-char" svg:y="-0.439cm" svg:width="0.503cm" svg:height="0.619cm" draw:z-index="65"><draw:object xlink:href="./Object 63" xlink:type="simple" xlink:show="embed" xlink:actuate="onLoad"/><draw:image xlink:href="./ObjectReplacements/Object 63" xlink:type="simple" xlink:show="embed" xlink:actuate="onLoad"/></draw:frame><text:s/>— нормативный коэффициент капитальных вложений;</text:p>
            <text:p text:style-name="P56"><draw:frame draw:style-name="fr2" draw:name="Объект64" text:anchor-type="as-char" svg:y="-0.439cm" svg:width="0.406cm" svg:height="0.547cm" draw:z-index="66"><draw:object xlink:href="./Object 64" xlink:type="simple" xlink:show="embed" xlink:actuate="onLoad"/><draw:image xlink:href="./ObjectReplacements/Object 64" xlink:type="simple" xlink:show="embed" xlink:actuate="onLoad"/></draw:frame><text:s/>— <text:span text:style-name="T39">себестоимость ПО (капитальные вложения);</text:span></text:p>
            <text:p text:style-name="Description"><draw:frame draw:style-name="fr2" draw:name="Объект61" text:anchor-type="as-char" svg:y="-0.439cm" svg:width="0.656cm" svg:height="0.619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text:s/>— <text:span text:style-name="T39">экономия после внедрения ПО</text:span>.</text:p>
          </table:table-cell>
          <table:covered-table-cell/>
        </table:table-row>
      </table:table>
      <text:p text:style-name="P57">Новые затраты предприятия после внедрения ПО составят: <draw:frame draw:style-name="fr2" draw:name="Объект21" text:anchor-type="as-char" svg:y="-0.439cm" svg:width="5.655cm" svg:height="0.547cm" draw:z-index="15"><draw:object xlink:href="./Object 21" xlink:type="simple" xlink:show="embed" xlink:actuate="onLoad"/><draw:image xlink:href="./ObjectReplacements/Object 21" xlink:type="simple" xlink:show="embed" xlink:actuate="onLoad"/></draw:frame><text:s/><text:span text:style-name="T39">рублей</text:span>.</text:p>
      <text:p text:style-name="P57">Эффективность внедрения: <draw:frame draw:style-name="fr2" draw:name="Объект22" text:anchor-type="as-char" svg:y="-0.45cm" svg:width="9.229cm" svg:height="0.589cm" draw:z-index="17"><draw:object xlink:href="./Object 22" xlink:type="simple" xlink:show="embed" xlink:actuate="onLoad"/><draw:image xlink:href="./ObjectReplacements/Object 22" xlink:type="simple" xlink:show="embed" xlink:actuate="onLoad"/></draw:frame>.</text:p>
      <text:p text:style-name="P57">Срок окупаемости данного программного обеспечения определяется <text:span text:style-name="T39">по формуле (</text:span><text:span text:style-name="T39"><text:sequence-ref text:reference-format="value" text:ref-name="refФормула9">10</text:sequence-ref></text:span><text:span text:style-name="T39">)</text:span>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table:number-columns-spanned="2" office:value-type="string">
            <text:p text:style-name="Numbering"><draw:frame draw:style-name="fr2" draw:name="Объект18" text:anchor-type="as-char" svg:y="-0.439cm" svg:width="2.014cm" svg:height="0.619cm" draw:z-index="63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    </table:table-cell>
          <table:covered-table-cell/>
          <table:table-cell table:style-name="Таблица24.A1" office:value-type="string">
            <text:p text:style-name="Numbering">(<text:sequence text:ref-name="refФормула9" text:name="Формула" text:formula="ooow:Формула+1" style:num-format="1">10</text:sequence>)</text:p>
          </table:table-cell>
        </table:table-row>
        <table:table-row>
          <table:table-cell table:style-name="Таблица24.A1" office:value-type="string">
            <text:p text:style-name="where">где</text:p>
          </table:table-cell>
          <table:table-cell table:style-name="Таблица24.A1" table:number-columns-spanned="2" office:value-type="string">
            <text:p text:style-name="P56"><draw:frame draw:style-name="fr2" draw:name="Объект20" text:anchor-type="as-char" svg:y="-0.439cm" svg:width="0.406cm" svg:height="0.547cm" draw:z-index="64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— <text:span text:style-name="T39">себестоимость ПО (капитальные вложения);</text:span></text:p>
            <text:p text:style-name="Description"><draw:frame draw:style-name="fr2" draw:name="Объект65" text:anchor-type="as-char" svg:y="-0.439cm" svg:width="0.349cm" svg:height="0.547cm" draw:z-index="68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— <text:span text:style-name="T39">эффективность</text:span>.</text:p>
          </table:table-cell>
          <table:covered-table-cell/>
        </table:table-row>
      </table:table>
      <text:p text:style-name="P57"><text:span text:style-name="T40">Срок окупаемости внедрения данного ПО составит: </text:span><draw:frame draw:style-name="fr2" draw:name="Объект23" text:anchor-type="as-char" svg:y="-0.439cm" svg:width="4.47cm" svg:height="0.547cm" draw:z-index="19"><draw:object xlink:href="./Object 23" xlink:type="simple" xlink:show="embed" xlink:actuate="onLoad"/><draw:image xlink:href="./ObjectReplacements/Object 23" xlink:type="simple" xlink:show="embed" xlink:actuate="onLoad"/></draw:frame>. <text:span text:style-name="T40">Что в среднем составит 2 месяца и 16 дней.</text:span></text:p>
      <text:p text:style-name="Text_20_body">Таким образом данный продует целесообразен, т. к. окупит себя <text:span text:style-name="T43">менее чем за </text:span><text:span text:style-name="T40">2 </text:span>месяца и экономит до <text:span text:style-name="T40">60</text:span>% времени работников. <text:span text:style-name="T41">Е</text:span>го применение приведет к экономии ресурсов и повышению эффективности работы. Внедрение этого продукта будет выгодным решением для организации, позволяющим улучшить производительность и сократить затраты труда.</text:p>
      <text:p text:style-name="P29"><text:bookmark-start text:name="__RefHeading___Toc12816_1831697246"/><text:span text:style-name="T13">4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9">4.2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6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6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6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6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6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6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6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6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 </text:span>Регламенты обслуживания ПЭВМ<text:bookmark-end text:name="__RefHeading___Toc3841_331314293"/></text:h>
      <text:p text:style-name="P36">Персональные компьютеры требуют регулярного профилактического обслуживания.</text:p>
      <text:p text:style-name="P36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6">Профилактика включает в себя:</text:p>
      <text:p text:style-name="P36">- проверку создания резервных копий данных;</text:p>
      <text:p text:style-name="P36">- проверку журнала событий на серверах;</text:p>
      <text:p text:style-name="P36">- проверку и актуализацию учетных записей компьютеров и пользователей, а также их прав доступа;</text:p>
      <text:p text:style-name="P36">- проверка работоспособности устройств на тестах в ускоренном режиме;</text:p>
      <text:p text:style-name="P36">- техническая профилактика (чистка и тестирование);</text:p>
      <text:p text:style-name="P36">- полное тестирование всех устройств ПЭВМ с выдачей протокола;</text:p>
      <text:p text:style-name="P36">- полная проверка дисковой памяти на наличие вирусов;</text:p>
      <text:p text:style-name="P36">- очистка магнитных головок устройств внешней памяти;</text:p>
      <text:p text:style-name="P36">- проверка целостности мастичных печатей или голографических наклеек;</text:p>
      <text:p text:style-name="P36">- смазка механических устройств;</text:p>
      <text:p text:style-name="P36">- очистка от пыли и грязи внутренних объемов ПЭВМ;</text:p>
      <text:p text:style-name="P36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6">- контроль кабельных соединений.</text:p>
      <text:p text:style-name="P36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6">- Прикладные программы;</text:p>
      <text:p text:style-name="P36">- операционная система;</text:p>
      <text:p text:style-name="P36">- драйвера;</text:p>
      <text:p text:style-name="P36"><text:soft-page-break/>- BIOS материнской платы.</text:p>
      <text:p text:style-name="P36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30"><text:bookmark-start text:name="__RefHeading___Toc12814_1831697246"/>ЗАКЛЮЧЕНИЕ<text:bookmark-end text:name="__RefHeading___Toc12814_1831697246"/></text:p>
      <text:p text:style-name="Text_20_body"/>
      <text:p text:style-name="P30"><text:bookmark-start text:name="__RefHeading___Toc12812_1831697246"/>СПИСОК ИСПОЛЬЗОВАННЫХ ИСТОЧНИКОВ<text:bookmark-end text:name="__RefHeading___Toc12812_1831697246"/></text:p>
      <text:p text:style-name="P66"/>
      <text:p text:style-name="P65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ST2304 Type A" svg:font-family="'GOST2304 Type A'" style:font-adornments="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Text_20_body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style:font-name="GOST2304 Type A" fo:font-family="'GOST2304 Type A'" style:font-style-name="Курсив" style:font-pitch="fixed" fo:font-size="11pt" fo:font-style="italic"/>
    </style:style>
    <style:style style:name="ESKD_20_Title_20_Text_20_Big" style:display-name="ESKD Title Text Big" style:family="paragraph" style:parent-style-name="ESKD_20_Title_20_Text_20_Center">
      <style:paragraph-properties>
        <style:tab-stops/>
      </style:paragraph-properties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left="1.251cm" fo:margin-right="0cm" fo:line-height="200%" fo:text-align="start" style:justify-single-word="false" fo:text-indent="0cm" style:auto-text-indent="false" style:page-number="auto" text:number-lines="false" text:line-number="0">
        <style:tab-stops/>
      </style:paragraph-properties>
      <style:text-properties fo:font-variant="normal" fo:text-transform="non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fo:margin-left="0cm" fo:margin-right="0cm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Заглавие_20__28_по_20_центру_29_" style:display-name="Заглавие (по центру)" style:family="paragraph" style:parent-style-name="Title" style:next-style-name="Text_20_body">
      <style:paragraph-properties fo:text-align="center" style:justify-single-word="false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loext:hidden="true" style:hidden="true" style:display-name="First Page" style:page-layout-name="Mpm2" draw:style-name="Mdp1" style:next-style-name="Standard"/>
    <style:master-page style:name="Index" loext:hidden="true" style:hidden="true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.23.09.02.07.19.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Реценз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ОГАПОУ "УАвиаК-МЦК"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loext:hidden="true" style:hidden="tru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HTML" loext:hidden="true" style:hidden="true" style:page-layout-name="Mpm7" draw:style-name="Mdp1"/>
    <style:master-page style:name="Footnote" loext:hidden="true" style:hidden="true" style:page-layout-name="Mpm8" draw:style-name="Mdp1"/>
    <style:master-page style:name="Endnote" loext:hidden="true" style:hidden="true" style:page-layout-name="Mpm8" draw:style-name="Mdp1"/>
    <style:master-page style:name="Landscape" loext:hidden="true" style:hidden="tru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.23.09.02.07.19.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22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loext:hidden="true" style:hidden="true" style:page-layout-name="Mpm11" draw:style-name="Mdp1" style:next-style-name="ESKDFirst">
      <style:footer>
        <text:p text:style-name="MP6">2022 г.</text:p>
      </style:footer>
    </style:master-page>
    <style:master-page style:name="Задание" loext:hidden="true" style:hidden="true" style:page-layout-name="Mpm12" draw:style-name="Mdp1"/>
    <style:master-page style:name="Приложения" style:page-layout-name="Mpm1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2H15M29S</meta:editing-duration>
    <meta:editing-cycles>415</meta:editing-cycles>
    <meta:generator>LibreOffice/7.4.7.2$Linux_X86_64 LibreOffice_project/40$Build-2</meta:generator>
    <dc:date>2023-06-07T21:22:57.460226678</dc:date>
    <meta:print-date>2023-06-06T23:20:18.964699769</meta:print-date>
    <meta:document-statistic meta:table-count="26" meta:image-count="0" meta:object-count="68" meta:page-count="23" meta:paragraph-count="542" meta:word-count="2665" meta:character-count="20100" meta:non-whitespace-character-count="17886"/>
    <meta:template xlink:type="simple" xlink:actuate="onRequest" xlink:title="eskd" xlink:href="../../../..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7/content.xml><?xml version="1.0" encoding="utf-8"?>
<math xmlns="http://www.w3.org/1998/Math/MathML" display="block">
  <semantics>
    <mrow>
      <mrow>
        <mn>180</mn>
        <mo stretchy="false">∗</mo>
        <mn>10</mn>
        <mo stretchy="false">∗</mo>
        <mn>1</mn>
      </mrow>
      <mo stretchy="false">=</mo>
      <mn>1800,00</mn>
    </mrow>
    <annotation encoding="StarMath 5.0">180 * 10 * 1 = 1800,00</annotation>
  </semantics>
</math>
</file>

<file path=Object 18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</mrow>
    <annotation encoding="StarMath 5.0">Т_ок = К / Э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i>К</mi>
    <annotation encoding="StarMath 5.0">К</annotation>
  </semantics>
</math>
</file>

<file path=Object 21/content.xml><?xml version="1.0" encoding="utf-8"?>
<math xmlns="http://www.w3.org/1998/Math/MathML" display="block">
  <semantics>
    <mrow>
      <mrow>
        <mn>7870,25</mn>
        <mo stretchy="false">−</mo>
        <mn>4336,20</mn>
      </mrow>
      <mo stretchy="false">=</mo>
      <mn>3534,05</mn>
    </mrow>
    <annotation encoding="StarMath 5.0">7870,25 - 4336,20 = 3534,05</annotation>
  </semantics>
</math>
</file>

<file path=Object 2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870,25</mn>
              <mo stretchy="false">−</mo>
              <mn>3534,05</mn>
            </mrow>
          </mrow>
          <mo fence="true" form="postfix" stretchy="false">)</mo>
        </mrow>
        <mo stretchy="false">−</mo>
        <mrow>
          <mn>0,16</mn>
          <mo stretchy="false">∗</mo>
          <mn>6356,60</mn>
        </mrow>
      </mrow>
      <mo stretchy="false">=</mo>
      <mn>3319,14</mn>
    </mrow>
    <annotation encoding="StarMath 5.0">(7870,25 - 3534,05) - 0,16 * 6356,60 = 3319,14</annotation>
  </semantics>
</math>
</file>

<file path=Object 23/content.xml><?xml version="1.0" encoding="utf-8"?>
<math xmlns="http://www.w3.org/1998/Math/MathML" display="block">
  <semantics>
    <mrow>
      <mrow>
        <mn>6356,60</mn>
        <mo stretchy="false">/</mo>
        <mn>3319,14</mn>
      </mrow>
      <mo stretchy="false">=</mo>
      <mn>1,9</mn>
    </mrow>
    <annotation encoding="StarMath 5.0">6356,60 / 3319,14 = 1,9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i>Р</mi>
        <mo stretchy="false">∗</mo>
        <mi>Т</mi>
        <mo stretchy="false">∗</mo>
        <mi>Z</mi>
      </mrow>
    </mrow>
    <annotation encoding="StarMath 5.0">С_эл = Р * Т * Z</annotation>
  </semantics>
</math>
</file>

<file path=Object 42/content.xml><?xml version="1.0" encoding="utf-8"?>
<math xmlns="http://www.w3.org/1998/Math/MathML" display="block">
  <semantics>
    <mi>P</mi>
    <annotation encoding="StarMath 5.0">P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60,75</mn>
        <mo stretchy="false">+</mo>
        <mn>675</mn>
      </mrow>
      <mo stretchy="false">=</mo>
      <mn>7870,25</mn>
    </mrow>
    <annotation encoding="StarMath 5.0">4500 + 540 + 1512 + 388,33 + 194,17 + 60,75 + 675 = 7870,25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n>0,62</mn>
        <mo stretchy="false">∗</mo>
        <mn>1</mn>
      </mrow>
      <mo stretchy="false">=</mo>
      <mn>0,62</mn>
    </mrow>
    <annotation encoding="StarMath 5.0">0,62 * 1 = 0,62</annotation>
  </semantics>
</math>
</file>

<file path=Object 53/content.xml><?xml version="1.0" encoding="utf-8"?>
<math xmlns="http://www.w3.org/1998/Math/MathML" display="block">
  <semantics>
    <mrow>
      <mrow>
        <mn>1,66</mn>
        <mo stretchy="false">∗</mo>
        <mn>150</mn>
      </mrow>
      <mo stretchy="false">=</mo>
      <mn>249,00</mn>
    </mrow>
    <annotation encoding="StarMath 5.0">1,66 * 150 = 249,00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9,46</mn>
        <mo stretchy="false">+</mo>
        <mn>866,48</mn>
        <mo stretchy="false">+</mo>
        <mn>249,62</mn>
        <mo stretchy="false">+</mo>
        <mn>252,24</mn>
        <mo stretchy="false">+</mo>
        <mn>2100,00</mn>
      </mrow>
      <mo stretchy="false">=</mo>
      <mn>6356,60</mn>
    </mrow>
    <annotation encoding="StarMath 5.0">2578,80 + 309,46 + 866,48 + 249,62 + 252,24 + 2100,00 = 6356,60</annotation>
  </semantics>
</math>
</file>

<file path=Object 56/content.xml><?xml version="1.0" encoding="utf-8"?>
<math xmlns="http://www.w3.org/1998/Math/MathML" display="block">
  <semantics>
    <mrow>
      <mrow>
        <mn>1800</mn>
        <mo stretchy="false">∗</mo>
        <mn>0,12</mn>
      </mrow>
      <mo stretchy="false">=</mo>
      <mn>216,00</mn>
    </mrow>
    <annotation encoding="StarMath 5.0">1800 * 0,12 = 216,00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+</mo>
              <mn>216</mn>
            </mrow>
          </mrow>
          <mo fence="true" form="postfix" stretchy="false">)</mo>
        </mrow>
        <mo stretchy="false">∗</mo>
        <mn>0,3</mn>
      </mrow>
      <mo stretchy="false">=</mo>
      <mn>604,80</mn>
    </mrow>
    <annotation encoding="StarMath 5.0">(1800 + 216) * 0,3 = 604,80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270,00</mn>
    </mrow>
    <annotation encoding="StarMath 5.0">(1800 * 1,8) / 12 = 270,00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i>Э</mi>
              <mo stretchy="false">=</mo>
              <mrow>
                <mo fence="true" form="prefix" stretchy="false">(</mo>
                <mrow>
                  <mrow>
                    <msub>
                      <mi>С</mi>
                      <mi mathvariant="italic">баз</mi>
                    </msub>
                    <mi>–</mi>
                    <msub>
                      <mi>С</mi>
                      <mi mathvariant="italic">нов</mi>
                    </msub>
                  </mrow>
                </mrow>
                <mo fence="true" form="postfix" stretchy="false">)</mo>
              </mrow>
            </mrow>
            <mi>–</mi>
            <mrow>
              <msub>
                <mi>Е</mi>
                <mi>н</mi>
              </msub>
              <mo stretchy="false">∗</mo>
              <mi>К</mi>
            </mrow>
          </mrow>
        </mtd>
      </mtr>
      <mtr>
        <mtd>
          <mrow>
            <msub>
              <mi>С</mi>
              <mi mathvariant="italic">нов</mi>
            </msub>
            <mo stretchy="false">=</mo>
            <mrow>
              <msub>
                <mi>С</mi>
                <mi mathvariant="italic">баз</mi>
              </msub>
              <mo stretchy="false">−</mo>
              <msub>
                <mi>C</mi>
                <mi mathvariant="italic">эк</mi>
              </msub>
            </mrow>
          </mrow>
        </mtd>
      </mtr>
    </mtable>
    <annotation encoding="StarMath 5.0">Э = (С_баз – С_нов) – Е_н * К newline
С_нов = С_баз - C_эк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60/content.xml><?xml version="1.0" encoding="utf-8"?>
<math xmlns="http://www.w3.org/1998/Math/MathML" display="block">
  <semantics>
    <msub>
      <mi>С</mi>
      <mi mathvariant="italic">баз</mi>
    </msub>
    <annotation encoding="StarMath 5.0">С_баз</annotation>
  </semantics>
</math>
</file>

<file path=Object 61/content.xml><?xml version="1.0" encoding="utf-8"?>
<math xmlns="http://www.w3.org/1998/Math/MathML" display="block">
  <semantics>
    <msub>
      <mi>С</mi>
      <mi mathvariant="italic">эк</mi>
    </msub>
    <annotation encoding="StarMath 5.0">С_эк</annotation>
  </semantics>
</math>
</file>

<file path=Object 62/content.xml><?xml version="1.0" encoding="utf-8"?>
<math xmlns="http://www.w3.org/1998/Math/MathML" display="block">
  <semantics>
    <msub>
      <mi>С</mi>
      <mi mathvariant="italic">нов</mi>
    </msub>
    <annotation encoding="StarMath 5.0">С_нов</annotation>
  </semantics>
</math>
</file>

<file path=Object 63/content.xml><?xml version="1.0" encoding="utf-8"?>
<math xmlns="http://www.w3.org/1998/Math/MathML" display="block">
  <semantics>
    <msub>
      <mi>Е</mi>
      <mi>н</mi>
    </msub>
    <annotation encoding="StarMath 5.0">Е_н</annotation>
  </semantics>
</math>
</file>

<file path=Object 64/content.xml><?xml version="1.0" encoding="utf-8"?>
<math xmlns="http://www.w3.org/1998/Math/MathML" display="block">
  <semantics>
    <mi>К</mi>
    <annotation encoding="StarMath 5.0">К</annotation>
  </semantics>
</math>
</file>

<file path=Object 65/content.xml><?xml version="1.0" encoding="utf-8"?>
<math xmlns="http://www.w3.org/1998/Math/MathML" display="block">
  <semantics>
    <mi>Э</mi>
    <annotation encoding="StarMath 5.0">Э</annotation>
  </semantics>
</math>
</file>

<file path=Object 66/content.xml><?xml version="1.0" encoding="utf-8"?>
<math xmlns="http://www.w3.org/1998/Math/MathML" display="block">
  <semantics>
    <mi>T</mi>
    <annotation encoding="StarMath 5.0">T</annotation>
  </semantics>
</math>
</file>

<file path=Object 67/content.xml><?xml version="1.0" encoding="utf-8"?>
<math xmlns="http://www.w3.org/1998/Math/MathML" display="block">
  <semantics>
    <mi>Z</mi>
    <annotation encoding="StarMath 5.0">Z</annotation>
  </semantics>
</math>
</file>

<file path=Object 68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n>0,75</mn>
        <mo stretchy="false">∗</mo>
        <mn>25</mn>
        <mo stretchy="false">∗</mo>
        <mn>3,24</mn>
      </mrow>
      <mo stretchy="false">=</mo>
      <mn>60,75</mn>
    </mrow>
    <annotation encoding="StarMath 5.0">С_эл = 0,75 * 25 * 3,24 = 60,75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